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236in"/>
    </style:style>
    <style:style style:name="co2" style:family="table-column">
      <style:table-column-properties fo:break-before="auto" style:column-width="1.3362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0457in"/>
    </style:style>
    <style:style style:name="co5" style:family="table-column">
      <style:table-column-properties fo:break-before="auto" style:column-width="2.0917in"/>
    </style:style>
    <style:style style:name="co6" style:family="table-column">
      <style:table-column-properties fo:break-before="auto" style:column-width="1.520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nod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LABEL</text:p>
          </table:table-cell>
          <table:table-cell office:value-type="string">
            <text:p>NATURE</text:p>
          </table:table-cell>
          <table:table-cell office:value-type="string">
            <text:p>OCCURRENCE</text:p>
          </table:table-cell>
          <table:table-cell office:value-type="string">
            <text:p>CONTEXTE</text:p>
          </table:table-cell>
        </table:table-row>
        <table:table-row table:style-name="ro2">
          <table:table-cell office:value-type="string">
            <text:p>city</text:p>
          </table:table-cell>
          <table:table-cell office:value-type="string">
            <text:p>ville</text:p>
          </table:table-cell>
          <table:table-cell office:value-type="string">
            <text:p>C</text:p>
          </table:table-cell>
          <table:table-cell office:value-type="string">
            <text:p>0.5</text:p>
          </table:table-cell>
          <table:table-cell office:value-type="string">
            <text:p>def</text:p>
          </table:table-cell>
        </table:table-row>
        <table:table-row table:style-name="ro2">
          <table:table-cell office:value-type="string">
            <text:p>city_system</text:p>
          </table:table-cell>
          <table:table-cell office:value-type="string">
            <text:p>systeme de ville</text:p>
          </table:table-cell>
          <table:table-cell office:value-type="string">
            <text:p>C</text:p>
          </table:table-cell>
          <table:table-cell office:value-type="string">
            <text:p>0.5</text:p>
          </table:table-cell>
          <table:table-cell office:value-type="string">
            <text:p>def</text:p>
          </table:table-cell>
        </table:table-row>
        <table:table-row table:style-name="ro2">
          <table:table-cell office:value-type="string">
            <text:p>territory</text:p>
          </table:table-cell>
          <table:table-cell office:value-type="string">
            <text:p>territoire</text:p>
          </table:table-cell>
          <table:table-cell office:value-type="string">
            <text:p>C</text:p>
          </table:table-cell>
          <table:table-cell office:value-type="string">
            <text:p>0.5</text:p>
          </table:table-cell>
          <table:table-cell office:value-type="string">
            <text:p>prelim</text:p>
          </table:table-cell>
        </table:table-row>
        <table:table-row table:style-name="ro2">
          <table:table-cell office:value-type="string">
            <text:p>network</text:p>
          </table:table-cell>
          <table:table-cell office:value-type="string">
            <text:p>reseau</text:p>
          </table:table-cell>
          <table:table-cell office:value-type="string">
            <text:p>C</text:p>
          </table:table-cell>
          <table:table-cell office:value-type="string">
            <text:p>0.6</text:p>
          </table:table-cell>
          <table:table-cell office:value-type="string">
            <text:p>prelim</text:p>
          </table:table-cell>
        </table:table-row>
        <table:table-row table:style-name="ro2">
          <table:table-cell office:value-type="string">
            <text:p>transportation_network</text:p>
          </table:table-cell>
          <table:table-cell office:value-type="string">
            <text:p>reseau de transport</text:p>
          </table:table-cell>
          <table:table-cell office:value-type="string">
            <text:p>C</text:p>
          </table:table-cell>
          <table:table-cell office:value-type="string">
            <text:p>0.6</text:p>
          </table:table-cell>
          <table:table-cell office:value-type="string">
            <text:p>prelim</text:p>
          </table:table-cell>
        </table:table-row>
        <table:table-row table:style-name="ro2">
          <table:table-cell office:value-type="string">
            <text:p>transportation_network</text:p>
          </table:table-cell>
          <table:table-cell office:value-type="string">
            <text:p>reseau de transport</text:p>
          </table:table-cell>
          <table:table-cell office:value-type="string">
            <text:p>C</text:p>
          </table:table-cell>
          <table:table-cell office:value-type="string">
            <text:p>1.1.2</text:p>
          </table:table-cell>
          <table:table-cell office:value-type="string">
            <text:p>def</text:p>
          </table:table-cell>
        </table:table-row>
        <table:table-row table:style-name="ro2">
          <table:table-cell office:value-type="string">
            <text:p>processus</text:p>
          </table:table-cell>
          <table:table-cell office:value-type="string">
            <text:p>processus</text:p>
          </table:table-cell>
          <table:table-cell office:value-type="string">
            <text:p>C</text:p>
          </table:table-cell>
          <table:table-cell office:value-type="string">
            <text:p>0.6</text:p>
          </table:table-cell>
          <table:table-cell office:value-type="string">
            <text:p>def</text:p>
          </table:table-cell>
        </table:table-row>
        <table:table-row table:style-name="ro2">
          <table:table-cell office:value-type="string">
            <text:p>ontology</text:p>
          </table:table-cell>
          <table:table-cell office:value-type="string">
            <text:p>ontologie</text:p>
          </table:table-cell>
          <table:table-cell office:value-type="string">
            <text:p>C</text:p>
          </table:table-cell>
          <table:table-cell office:value-type="string">
            <text:p>0.6</text:p>
          </table:table-cell>
          <table:table-cell office:value-type="string">
            <text:p>def</text:p>
          </table:table-cell>
        </table:table-row>
        <table:table-row table:style-name="ro1">
          <table:table-cell table:number-columns-repeated="2" office:value-type="string">
            <text:p>emergence</text:p>
          </table:table-cell>
          <table:table-cell office:value-type="string">
            <text:p>C</text:p>
          </table:table-cell>
          <table:table-cell office:value-type="string">
            <text:p>0.2</text:p>
          </table:table-cell>
          <table:table-cell office:value-type="string">
            <text:p>prelim</text:p>
          </table:table-cell>
        </table:table-row>
        <table:table-row table:style-name="ro1">
          <table:table-cell table:number-columns-repeated="2" office:value-type="string">
            <text:p>complexity</text:p>
          </table:table-cell>
          <table:table-cell office:value-type="string">
            <text:p>C</text:p>
          </table:table-cell>
          <table:table-cell office:value-type="string">
            <text:p>0.2</text:p>
          </table:table-cell>
          <table:table-cell office:value-type="string">
            <text:p>prelim</text:p>
          </table:table-cell>
        </table:table-row>
        <table:table-row table:style-name="ro2">
          <table:table-cell office:value-type="string">
            <text:p>system</text:p>
          </table:table-cell>
          <table:table-cell office:value-type="string">
            <text:p>systeme</text:p>
          </table:table-cell>
          <table:table-cell office:value-type="string">
            <text:p>C</text:p>
          </table:table-cell>
          <table:table-cell office:value-type="string">
            <text:p>0.5</text:p>
          </table:table-cell>
          <table:table-cell office:value-type="string">
            <text:p>def</text:p>
          </table:table-cell>
        </table:table-row>
        <table:table-row table:style-name="ro2">
          <table:table-cell office:value-type="string">
            <text:p>territorial_system</text:p>
          </table:table-cell>
          <table:table-cell office:value-type="string">
            <text:p>systeme territorial</text:p>
          </table:table-cell>
          <table:table-cell office:value-type="string">
            <text:p>C</text:p>
          </table:table-cell>
          <table:table-cell office:value-type="string">
            <text:p>1.1.1</text:p>
          </table:table-cell>
          <table:table-cell office:value-type="string">
            <text:p>def</text:p>
          </table:table-cell>
        </table:table-row>
        <table:table-row table:style-name="ro2">
          <table:table-cell office:value-type="string">
            <text:p>model</text:p>
          </table:table-cell>
          <table:table-cell office:value-type="string">
            <text:p>modele</text:p>
          </table:table-cell>
          <table:table-cell office:value-type="string">
            <text:p>C</text:p>
          </table:table-cell>
          <table:table-cell office:value-type="string">
            <text:p>0.6</text:p>
          </table:table-cell>
          <table:table-cell office:value-type="string">
            <text:p>prelim</text:p>
          </table:table-cell>
        </table:table-row>
        <table:table-row table:style-name="ro1">
          <table:table-cell office:value-type="string">
            <text:p>causality</text:p>
          </table:table-cell>
          <table:table-cell/>
          <table:table-cell office:value-type="string">
            <text:p>C</text:p>
          </table:table-cell>
          <table:table-cell table:number-columns-repeated="2"/>
        </table:table-row>
        <table:table-row table:style-name="ro2">
          <table:table-cell office:value-type="string">
            <text:p>path_dependancy</text:p>
          </table:table-cell>
          <table:table-cell/>
          <table:table-cell office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oevolution</text:p>
          </table:table-cell>
          <table:table-cell office:value-type="string">
            <text:p>C</text:p>
          </table:table-cell>
          <table:table-cell office:value-type="string">
            <text:p>0.6</text:p>
          </table:table-cell>
          <table:table-cell office:value-type="string">
            <text:p>prelim</text:p>
          </table:table-cell>
        </table:table-row>
        <table:table-row table:style-name="ro2">
          <table:table-cell office:value-type="string">
            <text:p>scale</text:p>
          </table:table-cell>
          <table:table-cell office:value-type="string">
            <text:p>echelle</text:p>
          </table:table-cell>
          <table:table-cell office:value-type="string">
            <text:p>C</text:p>
          </table:table-cell>
          <table:table-cell office:value-type="string">
            <text:p>0.6</text:p>
          </table:table-cell>
          <table:table-cell/>
        </table:table-row>
        <table:table-row table:style-name="ro1">
          <table:table-cell office:value-type="string">
            <text:p>interaction</text:p>
          </table:table-cell>
          <table:table-cell/>
          <table:table-cell office:value-type="string">
            <text:p>C</text:p>
          </table:table-cell>
          <table:table-cell office:value-type="string">
            <text:p>1.1.3</text:p>
          </table:table-cell>
          <table:table-cell/>
        </table:table-row>
        <table:table-row table:style-name="ro2">
          <table:table-cell office:value-type="string">
            <text:p>accessibility</text:p>
          </table:table-cell>
          <table:table-cell office:value-type="string">
            <text:p>accessibilite</text:p>
          </table:table-cell>
          <table:table-cell office:value-type="string">
            <text:p>C</text:p>
          </table:table-cell>
          <table:table-cell office:value-type="string">
            <text:p>1.1.2</text:p>
          </table:table-cell>
          <table:table-cell/>
        </table:table-row>
        <table:table-row table:style-name="ro2">
          <table:table-cell office:value-type="string">
            <text:p>mobility</text:p>
          </table:table-cell>
          <table:table-cell office:value-type="string">
            <text:p>mobilite</text:p>
          </table:table-cell>
          <table:table-cell office:value-type="string">
            <text:p>C</text:p>
          </table:table-cell>
          <table:table-cell office:value-type="string">
            <text:p>1.1.2</text:p>
          </table:table-cell>
          <table:table-cell/>
        </table:table-row>
        <table:table-row table:style-name="ro2" table:number-rows-repeated="104855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links" table:style-name="ta1" table:print="false">
        <table:table-column table:style-name="co6" table:default-cell-style-name="Default"/>
        <table:table-column table:style-name="co3" table:default-cell-style-name="Default"/>
        <table:table-row table:style-name="ro1">
          <table:table-cell office:value-type="string">
            <text:p>O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string">
            <text:p>emergence</text:p>
          </table:table-cell>
          <table:table-cell office:value-type="string">
            <text:p>complexity</text:p>
          </table:table-cell>
        </table:table-row>
        <table:table-row table:style-name="ro1">
          <table:table-cell office:value-type="string">
            <text:p>complexity</text:p>
          </table:table-cell>
          <table:table-cell office:value-type="string">
            <text:p>emergence</text:p>
          </table:table-cell>
        </table:table-row>
        <table:table-row table:style-name="ro1">
          <table:table-cell office:value-type="string">
            <text:p>city</text:p>
          </table:table-cell>
          <table:table-cell office:value-type="string">
            <text:p>city_system</text:p>
          </table:table-cell>
        </table:table-row>
        <table:table-row table:style-name="ro1">
          <table:table-cell office:value-type="string">
            <text:p>city_system</text:p>
          </table:table-cell>
          <table:table-cell office:value-type="string">
            <text:p>territory</text:p>
          </table:table-cell>
        </table:table-row>
        <table:table-row table:style-name="ro1">
          <table:table-cell office:value-type="string">
            <text:p>system</text:p>
          </table:table-cell>
          <table:table-cell office:value-type="string">
            <text:p>city_system</text:p>
          </table:table-cell>
        </table:table-row>
        <table:table-row table:style-name="ro1">
          <table:table-cell office:value-type="string">
            <text:p>territory</text:p>
          </table:table-cell>
          <table:table-cell office:value-type="string">
            <text:p>coevolution</text:p>
          </table:table-cell>
        </table:table-row>
        <table:table-row table:style-name="ro1">
          <table:table-cell office:value-type="string">
            <text:p>network</text:p>
          </table:table-cell>
          <table:table-cell office:value-type="string">
            <text:p>coevolution</text:p>
          </table:table-cell>
        </table:table-row>
        <table:table-row table:style-name="ro1">
          <table:table-cell office:value-type="string">
            <text:p>causality</text:p>
          </table:table-cell>
          <table:table-cell office:value-type="string">
            <text:p>coevolution</text:p>
          </table:table-cell>
        </table:table-row>
        <table:table-row table:style-name="ro1">
          <table:table-cell office:value-type="string">
            <text:p>transportation_network</text:p>
          </table:table-cell>
          <table:table-cell office:value-type="string">
            <text:p>accessibility</text:p>
          </table:table-cell>
        </table:table-row>
        <table:table-row table:style-name="ro1">
          <table:table-cell office:value-type="string">
            <text:p>transportation_network</text:p>
          </table:table-cell>
          <table:table-cell office:value-type="string">
            <text:p>mobility</text:p>
          </table:table-cell>
        </table:table-row>
        <table:table-row table:style-name="ro2">
          <table:table-cell office:value-type="string">
            <text:p>system</text:p>
          </table:table-cell>
          <table:table-cell office:value-type="string">
            <text:p>path_dependancy</text:p>
          </table:table-cell>
        </table:table-row>
      </table:table>
      <table:table table:name="notes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2">
          <table:table-cell office:value-type="string">
            <text:p>* on n'inclut pas les reutilisations si pas essentiel</text:p>
          </table:table-cell>
        </table:table-row>
        <table:table-row table:style-name="ro2">
          <table:table-cell office:value-type="string">
            <text:p>* lien interdependance : seulement l'occurence la plus proche ?</text:p>
          </table:table-cell>
        </table:table-row>
        <table:table-row table:style-name="ro2">
          <table:table-cell office:value-type="string">
            <text:p>* construction endogene ? Trop bruite / structure trop precise pour etre capte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0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05P0"/>
    </number:currency-style>
    <number:date-style style:name="N106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07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08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09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0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1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2">
      <number:day number:calendar="jewish"/>
      <number:text> </number:text>
      <number:month number:calendar="jewish" number:style="long" number:textual="true"/>
    </number:date-style>
    <number:date-style style:name="N113">
      <number:month number:calendar="jewish" number:style="long" number:textual="true"/>
      <number:text> </number:text>
      <number:day number:calendar="jewish"/>
    </number:date-style>
    <number:date-style style:name="N114">
      <number:month number:calendar="jewish" number:style="long" number:textual="true"/>
      <number:text> </number:text>
      <number:year number:calendar="jewish" number:style="long"/>
    </number:date-style>
    <number:date-style style:name="N115">
      <number:month number:calendar="jewish" number:style="long" number:textual="true"/>
    </number:date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5">25/10/2017</text:date>, <text:time>12:27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7-10-25T11:55:05</meta:creation-date>
    <dc:date>2017-10-25T12:27:27</dc:date>
    <dc:creator>Juste Raimbault</dc:creator>
    <meta:editing-duration>PT32M23S</meta:editing-duration>
    <meta:editing-cycles>6</meta:editing-cycles>
    <meta:generator>OpenOffice/4.1.3$Unix OpenOffice.org_project/413m1$Build-9783</meta:generator>
    <meta:document-statistic meta:table-count="3" meta:cell-count="121" meta:object-count="0"/>
  </office:meta>
</office:document-meta>
</file>